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1df" officeooo:paragraph-rsid="001521df"/>
    </style:style>
    <style:style style:name="P2" style:family="paragraph" style:parent-style-name="Standard">
      <style:text-properties officeooo:paragraph-rsid="001521df"/>
    </style:style>
    <style:style style:name="T1" style:family="text">
      <style:text-properties officeooo:rsid="00152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I</text:p>
      <text:p text:style-name="P1">OOP</text:p>
      <text:p text:style-name="P1">La programmazione orientata agli oggetti(in inglese object-oriented programming, in acronimo OOP) è un paradigma di programmazione che permette di definire oggetti software in grado di interagire gli uni con gli altri attraverso lo scambio di messaggi. </text:p>
      <text:p text:style-name="P1">OGGETTI</text:p>
      <text:p text:style-name="P1">Gli oggetti sono la chiave per comprendere la tecnologia Object Oriented. </text:p>
      <text:p text:style-name="P1">Un oggetto rappresenta un singolo esemplare di una certa categoria.</text:p>
      <text:p text:style-name="P1">Le caratteristiche di un oggetto sono :</text:p>
      <text:p text:style-name="P1"/>
      <text:p text:style-name="P1"><text:tab/>•Identità</text:p>
      <text:p text:style-name="P2"><text:span text:style-name="T1"><text:tab/><text:tab/></text:span>Ogni oggetto è indicato dalle sue qualità ( attributi),dai suoi stati e dai suoi <text:tab/><text:tab/><text:tab/>comportamenti .</text:p>
      <text:p text:style-name="P2"/>
      <text:p text:style-name="P1"><text:tab/>•Attributi</text:p>
      <text:p text:style-name="P2"><text:span text:style-name="T1"><text:tab/><text:tab/></text:span>Queste qualità possono essere fisse, ovvero non cambiano dalla creazione <text:tab/><text:tab/><text:tab/> dell’oggetto, o <text:s/>subire un cambiamento a seconda del <text:tab/><text:tab/><text:tab/><text:tab/><text:tab/><text:tab/>comportamento dell’oggetto o del comportamento di <text:s/>altri oggetti esterni </text:p>
      <text:p text:style-name="P1"><text:tab/>•Stato</text:p>
      <text:p text:style-name="P1"><text:tab/><text:tab/>Rappresenta la situazione in cui si trova l’oggetto in un dato tempo o spazio .</text:p>
      <text:p text:style-name="P1"><text:tab/>•Comportamento </text:p>
      <text:p text:style-name="P2"><text:span text:style-name="T1"><text:tab/><text:tab/>r</text:span>appresenta la situazione in cui si trova l’oggetto in un dato tempo o spazio .</text:p>
      <text:p text:style-name="P2"/>
      <text:p text:style-name="P2">Un sistema è un’unità fisica e funzionale costituita da più parti o sotto inisemi che interagiscono tra loro con l’obiettivo di raggiungere una finalità comune.</text:p>
      <text:p text:style-name="P2">In un sistema possiamo avere diversi oggetti che interagiscono tra loro.</text:p>
      <text:p text:style-name="P2">Ogni oggetto può essere replicato in diverse «copie» che rappresentano le istanze di tale oggetto .</text:p>
      <text:p text:style-name="P2">Ogni istanza ha un suo diverso particolare stato ed, oltre allo stato, ha anche suoi propri metodi(comportamenti) che operano sullo stato stesso. </text:p>
      <text:p text:style-name="P1">CARATTERISTICHE OOP</text:p>
      <text:p text:style-name="P1">Un linguaggio si definisce ad oggetti se gli oggetti prevedono caratteristiche come: </text:p>
      <text:p text:style-name="P1"/>
      <text:p text:style-name="P2"><text:span text:style-name="T1"><text:tab/></text:span>•Astrazione</text:p>
      <text:p text:style-name="P2"><text:tab/><text:tab/>Essa rappresenta i diversi punti di vista di un determinato oggetto.</text:p>
      <text:p text:style-name="P2"><text:tab/><text:tab/>Il termine astrazione usato nell’ambito dello sviluppo di sistemi ,indica che solo gli <text:tab/><text:tab/>oggetti che sono effettivamente necessari dovrebbero essere disponibili</text:p>
      <text:p text:style-name="P2"><text:tab/>•Classificazione</text:p>
      <text:p text:style-name="P2"><text:tab/><text:tab/>Gli oggetti vengono creati in base a una definizione di oggetti dello stesso tipo, <text:tab/><text:tab/><text:tab/>chiamata classe .</text:p>
      <text:p text:style-name="P2"><text:tab/><text:tab/>La classe è un modello o prototipo che definisce un tipo di oggetto, cioè è un <text:tab/><text:tab/><text:tab/>modello per tutti gli oggetti dello stesso tipo; definisce la struttura e il <text:tab/><text:tab/><text:tab/><text:tab/>comportamento degli oggetti appartenenti alla classe.</text:p>
      <text:p text:style-name="P2"><text:tab/><text:tab/>La creazione di un oggetto a partire da una classe si dice istanziazione o creazione di <text:tab/><text:tab/>un’istanza della classe.</text:p>
      <text:p text:style-name="P2"><text:tab/><text:tab/>La classe è il codice, è lo “stampo” per istanziare oggetti.</text:p>
      <text:p text:style-name="P2"><text:tab/><text:tab/>Un oggetto è un’istanza(o esemplare) della classe. </text:p>
      <text:p text:style-name="P2"><text:tab/><text:tab/>I termini"oggetto"e"istanza"sono sinonimi.</text:p>
      <text:p text:style-name="P2"><text:tab/><text:tab/>La differenza principale consiste nel riferimento alla classe.</text:p>
      <text:p text:style-name="P2"><text:tab/><text:tab/>L’Istanza indica la relazione di un oggetto con la sua classe.</text:p>
      <text:p text:style-name="P2"><text:tab/><text:tab/>Gli oggetti sono legati al mondo reale, e rappresentano istanze di classi che si <text:tab/><text:tab/><text:tab/>trovano nella memoria di un programma durante l’esecuzione.</text:p>
      <text:p text:style-name="P2"><text:soft-page-break/><text:tab/><text:tab/>Una classe è invece un concetto statico, cio è una volta impostato rimane come è nel <text:tab/><text:tab/>programma, mentre l’oggetto è un concetto dinamico, il che significa che può essere <text:tab/><text:tab/>creato, modificato e cancellato mentre il programma è in esecuzione. </text:p>
      <text:p text:style-name="P2"><text:tab/>•Ereditarietà</text:p>
      <text:p text:style-name="P2"><text:tab/><text:tab/>Gli oggetti possono essere suddivisi in sottoclassi che «ereditano» gli stessi attributi <text:tab/><text:tab/>della superclasse,favorendo il riutilizzo del codice. </text:p>
      <text:p text:style-name="P2"><text:tab/>•Incapsulamento</text:p>
      <text:p text:style-name="P2"><text:tab/><text:tab/>Limita la visibilità delle informazioni di una classe per una maggiore <text:tab/><text:tab/><text:tab/><text:tab/>chiarezza ,contribuendo a migliorare la manutenzione e favorendo l’utilizzo del <text:tab/><text:tab/><text:tab/>codice. </text:p>
      <text:p text:style-name="P2"><text:tab/><text:tab/>L’incapsulamento si <text:s/>ha quando l’oggetto mantiene il suo stato privato all’interno <text:tab/><text:tab/>della classe.</text:p>
      <text:p text:style-name="P2"><text:tab/><text:tab/>Altri oggetti non hanno accesso diretto a questo stato.</text:p>
      <text:p text:style-name="P2"><text:tab/><text:tab/>Invece,possono solo chiamare un elenco di funzioni pubbliche, chiamate metodi. </text:p>
      <text:p text:style-name="P2"><text:tab/><text:tab/>Quindi, l’oggetto gestisce il proprio stato tramite i metodi e nessun’ altra classe può <text:tab/><text:tab/>modificare lo stato se non esplicitamente consentito.</text:p>
      <text:p text:style-name="P2"/>
      <text:p text:style-name="P2"><text:tab/><text:tab/>Se si desidera comunicare con l’oggetto, è necessario utilizzare i metodi pubblici <text:tab/><text:tab/>forniti.</text:p>
      <text:p text:style-name="P2"><text:tab/><text:tab/>Per default, non è possibile modificare lo stato. </text:p>
      <text:p text:style-name="P2"><text:tab/>•Polimorfismo</text:p>
      <text:p text:style-name="P2"><text:tab/><text:tab/>L’oggetto può assumere il tipo di una sua superclasse.</text:p>
      <text:p text:style-name="P2"><text:tab/><text:tab/>È inteso come la capacità di un codice di avere diversi comportamenti oppure la <text:tab/><text:tab/><text:tab/>capacità di uno stesso codice di essere utilizzato da più classi. </text:p>
      <text:p text:style-name="P2"><text:tab/>•Persistenza </text:p>
      <text:p text:style-name="P2"><text:tab/><text:tab/>Indica che lo stato e il comportamento di un oggetto variano con il tempo </text:p>
      <text:p text:style-name="P2"/>
      <text:p text:style-name="P1">ATTRIBUTI E METODI</text:p>
      <text:p text:style-name="P1">Le <text:s/>classi <text:s/>e gli oggetti sarebbero inutili se non fossimo in grado di manipolarli.</text:p>
      <text:p text:style-name="P1">Attributi e metodi sono il modo orientato agli oggetti per manipolare le istanze di una classe .</text:p>
      <text:p text:style-name="P1">Gli Attributi sono elementi che definiscono la struttura di una classe.</text:p>
      <text:p text:style-name="P1">Sono le variabili che memorizzano i tipi di dati specifici come numeri interi,stringhe,numeri reali. </text:p>
      <text:p text:style-name="P1">Il valore di questi attributi nel tempo indica lo stato di tale oggetto in un determinato momento.</text:p>
      <text:p text:style-name="P1">Un attributo può essere di istanza (ovvero relativo a quella particolare copia della classe) oppure di classe (ovvero relativo alla classe in maniera generale,valido quindi per tutti gli oggetti di quella classe). </text:p>
      <text:p text:style-name="P2"><text:span text:style-name="T1">I metodi definiscono le operazioni eseguibili sull’oggetto, cio è il comportamento<text:line-break/></text:span>L’utilità dei metodi è di evitare inutili copie di codice, essendo sufficiente richiamare i <text:s/>metodi quando lo si desidera.</text:p>
      <text:p text:style-name="P2">Inoltre è possibile utilizzare il codice di classi esistenti e velocizzare intal modo l’implementazione del sistema finale.</text:p>
      <text:p text:style-name="P1">CLASSI ,OGGETTI E INTERFACCE</text:p>
      <text:p text:style-name="P1">Le classi Apex sono modellate sulle loro controparti in Java. Potrai definire, istanziare ed estendere le classi e lavorerai con interfacce, versioni di classi Apex, proprietà e altri concetti di classe correlati. </text:p>
      <text:p text:style-name="P1">Classi</text:p>
      <text:p text:style-name="P1">Una classe è un modello da cui vengono creati gli oggetti. </text:p>
      <text:p text:style-name="P1">Un oggetto è un'istanza di una classe. </text:p>
      <text:p text:style-name="P1">Interfacce</text:p>
      <text:p text:style-name="P1">Un'interfaccia è simile a una classe in cui nessuno dei metodi è stato implementato: le firme del metodo sono presenti, ma il corpo di ciascun metodo è vuoto </text:p>
      <text:p text:style-name="P1"><text:soft-page-break/>Per utilizzare un'interfaccia, un'altra classe deve implementarla fornendo un corpo per tutti i metodi contenuti nell'interfaccia. </text:p>
      <text:p text:style-name="P1">Una variabile può essere assegnata ad:</text:p>
      <text:p text:style-name="P1">•classe stessa (variabile statica) utilizzando la <text:s/>dot-notation</text:p>
      <text:p text:style-name="P1">•oggetto creato dalla classe utilizzando la notazione a punti. </text:p>
      <text:p text:style-name="P1"/>
      <text:p text:style-name="P1">In Apex, è possibile definire le classi di livello superiore (chiamate anche classi esterne) e le classi interne, ovvero una classe definita all'interno di un'altra classe .</text:p>
      <text:p text:style-name="P1">Modificatori di accesso:</text:p>
      <text:p text:style-name="P1"><text:tab/>• È necessario utilizzare uno dei modificatori di accesso (come public or global) nella <text:tab/> <text:tab/> <text:s/>dichiarazione di una classe di livello superiore.</text:p>
      <text:p text:style-name="P1"><text:tab/>• Non è necessario utilizzare un modificatore di accesso nella dichiarazione di una classe <text:tab/> <text:s text:c="2"/>interna. </text:p>
      <text:p text:style-name="P1"/>
      <text:p text:style-name="P1"><text:tab/>Private access</text:p>
      <text:p text:style-name="P1"><text:tab/><text:tab/>Il modificatore dichiara che questa classe è conosciuta solo localmente, cioè solo da <text:tab/><text:tab/>questa sezione di codice.</text:p>
      <text:p text:style-name="P1"><text:tab/><text:tab/>Questo è l'accesso predefinito per le classi interne, ovvero, se non si specifica un <text:tab/><text:tab/>modificatore di accesso per una classe interna, viene considerato privato. </text:p>
      <text:p text:style-name="P1"><text:tab/><text:tab/>Questa parola chiave può essere utilizzata solo con classi interne (o con classi di test <text:tab/><text:tab/>di livello superiore contrassegnate con l'annotazione @isTest). </text:p>
      <text:p text:style-name="P1"><text:tab/>Public access</text:p>
      <text:p text:style-name="P1"><text:tab/><text:tab/>Il modificatore dichiara che questa classe è visibile nell'applicazione o nello spazio <text:tab/><text:tab/>dei nomi. </text:p>
      <text:p text:style-name="P1"><text:tab/>Global access</text:p>
      <text:p text:style-name="P1"><text:tab/><text:tab/>Il modificatore dichiara che questa classe è conosciuta da tutti i codici Apex <text:tab/><text:tab/><text:tab/>ovunque.</text:p>
      <text:p text:style-name="P1"><text:tab/><text:tab/>Tutte le classi che contengono metodi definiti con la parola chiave webservice <text:tab/><text:tab/><text:tab/>devono essere dichiarate globali.</text:p>
      <text:p text:style-name="P1"><text:tab/><text:tab/>Se un metodo o una classe interna sono dichiarati globali, la classe esterna di livello <text:tab/><text:tab/>superiore deve anche essere definita globale. </text:p>
      <text:p text:style-name="P1"><text:tab/>With sharing e without sharing</text:p>
      <text:p text:style-name="P1"><text:tab/><text:tab/>Le parole chiave specificano la modalità di condivisione per questa classe. </text:p>
      <text:p text:style-name="P1"><text:tab/>Virtual</text:p>
      <text:p text:style-name="P1"><text:tab/><text:tab/>Il modificatore dichiara che questa classe consente l'estensione e l'override.</text:p>
      <text:p text:style-name="P1"><text:tab/><text:tab/>Non è possibile sovrascrivere un metodo con la parola chiave override a meno che la <text:tab/><text:tab/>classe non sia stata definita come virtuale. </text:p>
      <text:p text:style-name="P1"><text:tab/>Abstract</text:p>
      <text:p text:style-name="P1"><text:tab/><text:tab/>Il modificatore di definizione dichiara che questa classe contiene metodi astratti, cioè <text:tab/><text:tab/>metodi che hanno solo la propria firma dichiarata e nessun corpo definito. </text:p>
      <text:p text:style-name="P1"/>
      <text:p text:style-name="P1">METODI</text:p>
      <text:p text:style-name="P1">Metodi di classe</text:p>
      <text:p text:style-name="P1">Per definire un metodo, bisogna specificare quanto segue:</text:p>
      <text:p text:style-name="P1"><text:tab/>Optional</text:p>
      <text:p text:style-name="P1"><text:tab/><text:tab/>modificatori come public, private,protected, global. </text:p>
      <text:p text:style-name="P1"><text:tab/>Required:</text:p>
      <text:p text:style-name="P1"><text:tab/><text:tab/>•il tipo di dati del valore restituito dal metodo, ad esempio String o Integer. <text:tab/><text:tab/><text:tab/> <text:s/>Utilizzare void se il metodo non restituisce un valore. </text:p>
      <text:p text:style-name="P1"><text:tab/><text:tab/>•un elenco di parametri di input per il metodo,separati da virgole, ciascuno preceduto <text:tab/><text:tab/>dal relativo tipo di dati e racchiuso tra parentesi (). </text:p>
      <text:p text:style-name="P1"><text:tab/><text:tab/>Se non ci sono parametri, usa una <text:s/>serie di parentesi vuote. </text:p>
      <text:p text:style-name="P1"><text:soft-page-break/><text:tab/><text:tab/>Un metodo può avere solo 32 parametri di input. </text:p>
      <text:p text:style-name="P1"><text:tab/><text:tab/>•il corpo del metodo, racchiuso tra parentesi graffe{}. </text:p>
      <text:p text:style-name="P1"><text:tab/><text:tab/> <text:s/>Tutto il codice per il metodo, <text:s/>incluse le dichiarazioni delle variabili locali, è <text:tab/><text:tab/><text:tab/> <text:s/>contenuto qui. </text:p>
      <text:p text:style-name="P1">CONSTRUCTORS</text:p>
      <text:p text:style-name="P1">Un costruttore è un metodo che viene invocato quando viene creato un oggetto della classe.</text:p>
      <text:p text:style-name="P1">Non è necessario scrivere un costruttore per ogni classe. </text:p>
      <text:p text:style-name="P1">Se una classe non ha un costruttore definito dall'utente, viene utilizzato un costruttore pubblico predefinito senza argomento. </text:p>
      <text:p text:style-name="P1">La sintassi per un costruttore è simile a un metodo,ma differisce da una definizione di metodo in quanto non ha mai un tipo di ritorno esplicito e non è ereditata dall'oggetto creato da esso. Inoltre ha sempre nome uguale al nome della classe. </text:p>
      <text:p text:style-name="P1">Dopo aver scritto il costruttore per una classe, è necessario utilizzare la parola chiave ‘’new’’ per creare un'istanza di un oggetto da quella classe,utilizzando tale costruttore. </text:p>
      <text:p text:style-name="P1"/>
      <text:p text:style-name="P1">STATIC METHODS E VARIABLES</text:p>
      <text:p text:style-name="P1">È possibile utilizzare metodi e variabili statici solo con le classi esterne.</text:p>
      <text:p text:style-name="P1">Le classi interne non hanno metodi o variabili statici. Un metodo statico o una variabile non richiede un'istanza della classe per poter essere eseguita. </text:p>
      <text:p text:style-name="P1">Prima che venga creato un oggetto di una classe,tutte le variabili vengono inizializzate e tutti i blocchi di codice di inizializzazione statici vengono eseguiti. </text:p>
      <text:p text:style-name="P1">Un metodo statico viene utilizzato come metodo di utilità e non dipende mai dal valore di una variabile membro di istanza. Poiché un metodo statico è associato solo a una classe, non può accedere ai valori della variabile membro della sua classe. </text:p>
      <text:p text:style-name="P1">Una variabile statica è statica solo nell'ambito della transazione Apex.</text:p>
      <text:p text:style-name="P1">Non è statico sul server o sull'intera organizzazione. Il valore di una variabile statica persiste nel contesto di una singola transazione e viene ripristinato oltre i limiti della transazione. </text:p>
      <text:p text:style-name="P1"/>
      <text:p text:style-name="P1">STATIC VARIABLES</text:p>
      <text:p text:style-name="P1">Le variabili statiche sono variabili che appartengono alla classe stessa, non alle istanze della classe(oggetti).</text:p>
      <text:p text:style-name="P1">Per memorizzare le informazioni che sono condivise tra istanze di una classe.</text:p>
      <text:p text:style-name="P1">Ad esempio, può essere utilizzato come contatore. </text:p>
      <text:p text:style-name="P1"/>
      <text:p text:style-name="P1">STATIC METHODS</text:p>
      <text:p text:style-name="P1">I metodi statici possono essere richiamati direttamente dalla classe, non da un'istanza della classe (oggetto).</text:p>
      <text:p text:style-name="P1">In questo modo, non è necessario creare un'istanza di una classe (oggetto) per chiamare un metodo statico. </text:p>
      <text:p text:style-name="P1">Un metodo statico non può essere chiamato da un'istanza di classe (oggetto), può essere chiamato solo dalla classe stessa. </text:p>
      <text:p text:style-name="P1">INTERFACES</text:p>
      <text:p text:style-name="P1">Un'interfaccia è simile a una classe in cui nessuno dei metodi è stato implementato: le firme del metodo sono presenti, ma il corpo di ciascun metodo è vuoto.</text:p>
      <text:p text:style-name="P1">Per utilizzare un'interfaccia, un'altra classe deve implementarla fornendo un corpo per tutti i metodi contenuti nell'interfaccia. </text:p>
      <text:p text:style-name="P1">Le interfacce possono fornire uno strato di astrazione al codice.</text:p>
      <text:p text:style-name="P1">Separano l'implementazione specifica di un metodo dalla dichiarazione per quel metodo.</text:p>
      <text:p text:style-name="P1">In questo modo puoi avere diverse implementazioni di un metodo basato sulla tua specifica applicazione. </text:p>
      <text:p text:style-name="P1">Definire un'interfaccia è simile alla definizione di una nuova classe.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20:00:51.217000000</meta:creation-date>
    <dc:date>2023-12-17T21:57:48.282000000</dc:date>
    <meta:editing-duration>PT1H56M57S</meta:editing-duration>
    <meta:editing-cycles>1</meta:editing-cycles>
    <meta:document-statistic meta:table-count="0" meta:image-count="0" meta:object-count="0" meta:page-count="4" meta:paragraph-count="131" meta:word-count="1699" meta:character-count="11410" meta:non-whitespace-character-count="9576"/>
    <meta:generator>LibreOffice/7.5.3.2$Windows_X86_64 LibreOffice_project/9f56dff12ba03b9acd7730a5a481eea045e468f3</meta:generator>
  </office:meta>
</office:document-meta>
</file>